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3bf" officeooo:paragraph-rsid="001593bf"/>
    </style:style>
    <style:style style:name="P2" style:family="paragraph" style:parent-style-name="Standard">
      <style:text-properties officeooo:rsid="001924a8" officeooo:paragraph-rsid="001924a8"/>
    </style:style>
    <style:style style:name="P3" style:family="paragraph" style:parent-style-name="Standard">
      <style:text-properties officeooo:rsid="001bd6b0" officeooo:paragraph-rsid="001bd6b0"/>
    </style:style>
    <style:style style:name="P4" style:family="paragraph" style:parent-style-name="Standard">
      <style:text-properties officeooo:rsid="001d075e" officeooo:paragraph-rsid="001d075e"/>
    </style:style>
    <style:style style:name="P5" style:family="paragraph" style:parent-style-name="Standard">
      <style:text-properties officeooo:rsid="001924a8" officeooo:paragraph-rsid="0024105d"/>
    </style:style>
    <style:style style:name="P6" style:family="paragraph" style:parent-style-name="Standard">
      <style:text-properties officeooo:rsid="001924a8" officeooo:paragraph-rsid="001faa6a"/>
    </style:style>
    <style:style style:name="P7" style:family="paragraph" style:parent-style-name="Standard">
      <style:text-properties officeooo:rsid="001faa6a" officeooo:paragraph-rsid="0020529b"/>
    </style:style>
    <style:style style:name="P8" style:family="paragraph" style:parent-style-name="Standard">
      <style:text-properties officeooo:rsid="00232c79" officeooo:paragraph-rsid="00232c79"/>
    </style:style>
    <style:style style:name="P9" style:family="paragraph" style:parent-style-name="Standard">
      <style:text-properties officeooo:rsid="001d075e" officeooo:paragraph-rsid="0024105d"/>
    </style:style>
    <style:style style:name="P10" style:family="paragraph" style:parent-style-name="Standard">
      <style:text-properties officeooo:rsid="001d075e" officeooo:paragraph-rsid="001d075e"/>
    </style:style>
    <style:style style:name="P11" style:family="paragraph" style:parent-style-name="Standard">
      <style:text-properties officeooo:rsid="001d075e" officeooo:paragraph-rsid="001593bf"/>
    </style:style>
    <style:style style:name="P12" style:family="paragraph" style:parent-style-name="Standard">
      <style:text-properties officeooo:rsid="00193bb6" officeooo:paragraph-rsid="0024105d"/>
    </style:style>
    <style:style style:name="P13" style:family="paragraph" style:parent-style-name="Standard">
      <style:text-properties officeooo:rsid="001bd6b0" officeooo:paragraph-rsid="0024105d"/>
    </style:style>
    <style:style style:name="P14" style:family="paragraph" style:parent-style-name="Standard">
      <style:text-properties officeooo:rsid="001bd6b0" officeooo:paragraph-rsid="001bd6b0"/>
    </style:style>
    <style:style style:name="P15" style:family="paragraph" style:parent-style-name="Standard">
      <style:text-properties officeooo:rsid="0024105d" officeooo:paragraph-rsid="0024105d"/>
    </style:style>
    <style:style style:name="P16" style:family="paragraph" style:parent-style-name="Standard">
      <style:text-properties officeooo:rsid="001593bf" officeooo:paragraph-rsid="001593bf"/>
    </style:style>
    <style:style style:name="P17" style:family="paragraph" style:parent-style-name="Standard">
      <style:text-properties officeooo:rsid="0026d14d" officeooo:paragraph-rsid="0026d14d"/>
    </style:style>
    <style:style style:name="P18" style:family="paragraph" style:parent-style-name="Footnote">
      <style:text-properties officeooo:rsid="0024e57e" officeooo:paragraph-rsid="0024e57e"/>
    </style:style>
    <style:style style:name="P19" style:family="paragraph" style:parent-style-name="Footnote">
      <style:text-properties officeooo:rsid="00260650" officeooo:paragraph-rsid="00260650"/>
    </style:style>
    <style:style style:name="T1" style:family="text">
      <style:text-properties officeooo:rsid="00193bb6"/>
    </style:style>
    <style:style style:name="T2" style:family="text">
      <style:text-properties officeooo:rsid="00197c83"/>
    </style:style>
    <style:style style:name="T3" style:family="text">
      <style:text-properties officeooo:rsid="001bd6b0"/>
    </style:style>
    <style:style style:name="T4" style:family="text">
      <style:text-properties officeooo:rsid="001f9b83"/>
    </style:style>
    <style:style style:name="T5" style:family="text">
      <style:text-properties officeooo:rsid="0020529b"/>
    </style:style>
    <style:style style:name="T6" style:family="text">
      <style:text-properties fo:font-style="italic" officeooo:rsid="0020529b" style:font-style-asian="italic" style:font-style-complex="italic"/>
    </style:style>
    <style:style style:name="T7" style:family="text">
      <style:text-properties officeooo:rsid="00239726"/>
    </style:style>
    <style:style style:name="T8" style:family="text">
      <style:text-properties officeooo:rsid="0024105d"/>
    </style:style>
    <style:style style:name="T9" style:family="text">
      <style:text-properties officeooo:rsid="0024e57e"/>
    </style:style>
    <style:style style:name="T10" style:family="text">
      <style:text-properties officeooo:rsid="002606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ment of Purporse</text:p>
      <text:p text:style-name="P1"/>
      <text:p text:style-name="P4">Research agenda</text:p>
      <text:p text:style-name="P2">Gender, race, sexuality, nationality, social-class, native-language, <text:s/>height, fatness, handedness. What are all the <text:span text:style-name="T4">social </text:span>biases you can think of? Can you make an exhaustive list? Perhaps we could crowdsource it. Or perhaps we already have–and <text:span text:style-name="T4">haven't</text:span> realize<text:span text:style-name="T4">d</text:span> it.</text:p>
      <text:p text:style-name="P2"/>
      <text:p text:style-name="P7">I believe that understanding our own biases is the most important aspect for social breakthrough. I'm also tantalized by the idea that we could automatically detect biases we haven't yet identified. We could uncover Rumsfeldian unknown unknowns. In a nut shell, the research proposed is to classify the already-known social biases <text:span text:style-name="T5">by </text:span>as they appear in the socio-technical fora, <text:span text:style-name="T5">and then to machine-search for unidentified phenomena that match the classifications. A concrete example is to build a statistical model of how the known skewed distributions gender, race, and nationality exist in Wikidata, and then inspect </text:span><text:span text:style-name="T6">all</text:span><text:span text:style-name="T5"> the properties distributions. The way in which this project scales is to allow property-pairs (e.g. gender by race), different social-technical communities (e.g. Freebase, OpenStreetMap), and different models of bias (e.g. editorship-measures). If successful we may find overlooked stigmas and phobias in society, and all the while building a massive Open Dataset of comparative indexes of known social biases.</text:span></text:p>
      <text:p text:style-name="P7"/>
      <text:p text:style-name="P8">This research agenda is the direct consequent of the intermingling experience I have gathered in my academic and work portfolio. <text:span text:style-name="T7">There are three strands which constitute the braid of my readiness: academic and technical head-down-ness, Open Culture social ear-up-ness (ears pricked), Self-driven going-forwardness. <text:s/></text:span></text:p>
      <text:p text:style-name="P6"/>
      <text:p text:style-name="P15">Says: I am published – I am a mathematician and programmer.</text:p>
      <text:p text:style-name="P9">In spring 2015, I will present <text:span text:style-name="T10">the </text:span>research "The Virtous Circle of Wikipedia"<text:note text:id="ftn0" text:note-class="footnote"><text:note-citation>1</text:note-citation><text:note-body><text:p text:style-name="P18"><text:a xlink:type="simple" xlink:href="https://github.com/notconfusing/wiki_econ_capability/blob/master/paper/cscw/cscw2015.pdf?raw=true">https://github.com/notconfusing/wiki_econ_capability/blob/master/paper/cscw/cscw2015.pdf?raw=true</text:a></text:p></text:note-body></text:note>, at Computer-Supported Collaborative Work conference 2015. <text:span text:style-name="T9">T</text:span>he project was a collaboration with iSchool PhD Thomas Maillart, who pushed me <text:span text:style-name="T10">methodologically</text:span> <text:span text:style-name="T10">to high research rigour. I was able to use my mathematical skills (BA) to learn the required network science, we spun it off into a poster in the end</text:span><text:span text:style-name="T10"><text:note text:id="ftn1" text:note-class="footnote"><text:note-citation>2</text:note-citation><text:note-body><text:p text:style-name="P19"><text:a xlink:type="simple" xlink:href="http://notconfusing.com/wp-content/uploads/2014/06/netsci_poster.png">http://notconfusing.com/wp-content/uploads/2014/06/netsci_poster.png</text:a></text:p></text:note-body></text:note></text:span>(What skills did I actually learn. Network Science (talk about poster) and stastics). <text:span text:style-name="T10">Thomas lead <text:s/>me, by way of expecting me, to come to speed with the Economics literature. I did this by learning the “Method of Reflections” which we used in the paper, but then since I had reimplemented a closed source algorithm open sourced it for the world</text:span><text:span text:style-name="T10"><text:note text:id="ftn2" text:note-class="footnote"><text:note-citation>3</text:note-citation><text:note-body><text:p text:style-name="P19"><text:a xlink:type="simple" xlink:href="http://nbviewer.ipython.org/github/notconfusing/wiki_econ_capability/blob/master/Method%20of%20Reflections%20Explained%20and%20Exampled.ipynb">http://nbviewer.ipython.org/github/notconfusing/wiki_econ_capability/blob/master/Method%20of%20Reflections%20Explained%20and%20Exampled.ipynb</text:a></text:p><text:p text:style-name="P19"/></text:note-body></text:note></text:span><text:span text:style-name="T10">. </text:span></text:p>
      <text:p text:style-name="P5"/>
      <text:p text:style-name="P15">Says: I am involved in Open Culture with a social slant. <text:span text:style-name="T3">I am already an active contributor to open source open culture worlds.</text:span></text:p>
      <text:p text:style-name="P5">I'm already working on WIGI. What wigi is. A paper, and an updating open-dataset. But I want to expand it by ten-fold. First to manually inspect the known <text:span text:style-name="T1">biases – the ones I have already mentioned. The purpose of inspecting these closely is to classify </text:span></text:p>
      <text:p text:style-name="P3">WIGI also looks at correlations between dod, dob, pob, ethnic group, citizenship, and sitelink.</text:p>
      <text:p text:style-name="P1"/>
      <text:p text:style-name="P15">Says: I am a self starter</text:p>
      <text:p text:style-name="P13">I am already a student in social science. <text:span text:style-name="T8">And reviewer.</text:span></text:p>
      <text:p text:style-name="P15">LMI.net OCLC Wikiproject Open Access recitation-bot </text:p>
      <text:p text:style-name="P3">Its Open Science. WIGI is open science.</text:p>
      <text:p text:style-name="P17">Published at OCLC code4lib, not a reqiurement.</text:p>
      <text:p text:style-name="P11"/>
      <text:p text:style-name="P4"/>
      <text:p text:style-name="P4"><text:soft-page-break/></text:p>
      <text:p text:style-name="P4">I had come to meet Thomas at the Berekeley Institute for Data Science launch event, where I was manning the Wikipedia Research booth in volunteer capacity. The Wikipedia Research network has been close albeit informal home for me (in that way that only mainly-online relationships can be). There I have contributed the Wikipedia Research Newsletter writing monthly since December 2013 (weak claim?). That is where my blog posts on a series "afternoon</text:p>
      <text:p text:style-name="P4">hacks" on the Gender Biases in different Wikipedia languages was picked up by Hanyang University Sociology PhD Piotr Konieczny. We came to work together on creating "Wikipedia Gender Inequality Index" (WIGI). I created the infrastructure to automatically mine Wikidata and create Open Datasets, together we analysed the results by Date and Place of Birth, Ethnicity, Citizenship, and Language. Piotr provided Socilogical Explanations.</text:p>
      <text:p text:style-name="P4"/>
      <text:p text:style-name="P4">The way I came to be involved WikiResearch was as coworker-augmenterst at my job as "Research Assisant, Wikipedian in Residence" at OCLC, where my biggest problem was how to spend the blue-sky freedom I received. This is where I cut my programming and big-data teeth on OCLC's big library datasets, stack overflow, open source mailing lists, and being left to my own devices at cubicle for 2 years. Ultimately I enriched Wikipedia with data taken from the Library of Congress and other national libraries to the tune of 2 million edits, making my software the 50th most prolific editor on Wikipedia yet. I published about this too.</text:p>
      <text:p text:style-name="P4"/>
      <text:p text:style-name="P4">OCLC hired me because of my mathematical inclination cocktail-party-converation-ending generalist geek interests. Those traits are easily traceable to my Pure Mathematics Bachelors education at UC Berkeley.</text:p>
      <text:p text:style-name="P4"/>
      <text:p text:style-name="P4">All in all, it's story of focusing and triangulating from logical abstraction, to technical social theory. I've not chosen iSchool as a location that might be good for me, but rather found myself arrived there after having constantly refined and followed my natural inclinations. It's also incontrovertible that this path is definitely my default Otaku as all my work has been accomplished through the ample freedom I've been given, and have taken for myself. My last instructions from a boss were 3 years ago, when OCLC told me to impress them with research, from there it was a snowball of self-starting. After finding an online community, I had a blog of curious enough research to attract academic collaborators, and then I took time off to pursue those ends - the result of which is that I started researching and publishing in a way that is very similar to what I imagine I would do if I were in the program I am applying to today.</text:p>
      <text:p text:style-name="P4"/>
      <text:p text:style-name="P4"/>
      <text:p text:style-name="P4">Future</text:p>
      <text:p text:style-name="P4">Let us imagine a future in which everything goes according to plan, the ceremony has occured, and I'm a PhD. What next? A career professorship may be in order. It's instructive to think about my relationship to hackerspaces. With a group of friends I start the hackerspace Sudo Room, to work in myself, because money has never driven me and social uplift always has. Although career hackerdom relies on self-drive to an extreme (since co-hackers are varyingly serious), career academia does not since colleagues are more uniformly serious. Still the hackerspace an university paradigm share the relatively sheltered position to work and teach about technology and society mostly freely, as long as you can accept some material austerity - both of which is an part of my personality.</text:p>
      <text:p text:style-name="P4"/>
      <text:p text:style-name="P4"/>
      <text:p text:style-name="P4">Need to fit in: Coye Cheshire is the advisor I'd</text:p>
      <text:p text:style-name="P4"/>
      <text:p text:style-name="P12">But wait a moment, you may have been harbouring the niggling criticism in the back of your head that the question of “why knowing our biases is important”, has yet to be motivated. The <text:soft-page-break/>motivations are philosophical, broad, and different to different audiences.</text:p>
      <text:p text:style-name="P12"/>
      <text:p text:style-name="P12">To the world at large it's important because <text:span text:style-name="T2">its about putting our finger on inequality, to inform addressing inequality. And inequality is bad because Social Justice. </text:span></text:p>
      <text:p text:style-name="P13">What I need to learn. What skills I already haven.</text:p>
      <text:p text:style-name="P13">I need to learn from anthropologists about what classifies as a bias in their field.</text:p>
      <text:p text:style-name="P13">I need to learn more from staticians about what are biases in a variety of different probability distributions.</text:p>
      <text:p text:style-name="P13">I need to learn more from computer scientists about applying the above into machine learing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06T17:26:53.971807056</meta:creation-date>
    <dc:date>2014-10-28T12:12:16.788365864</dc:date>
    <dc:creator>Max Klein</dc:creator>
    <meta:editing-duration>PT5H21M41S</meta:editing-duration>
    <meta:editing-cycles>19</meta:editing-cycles>
    <meta:generator>LibreOffice/4.2.6.3$Linux_X86_64 LibreOffice_project/420m0$Build-3</meta:generator>
    <meta:printed-by>Max Klein</meta:printed-by>
    <meta:print-date>2014-10-27T21:35:16.551917654</meta:print-date>
    <meta:document-statistic meta:table-count="0" meta:image-count="0" meta:object-count="0" meta:page-count="3" meta:paragraph-count="32" meta:word-count="1191" meta:character-count="7710" meta:non-whitespace-character-count="6542"/>
  </office:meta>
</office:document-meta>
</file>